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3.792cm" style:rel-column-width="2150*"/>
    </style:style>
    <style:style style:name="Tableau1.B" style:family="table-column">
      <style:table-column-properties style:column-width="4.41cm" style:rel-column-width="2500*"/>
    </style:style>
    <style:style style:name="Tableau1.C" style:family="table-column">
      <style:table-column-properties style:column-width="3.395cm" style:rel-column-width="1925*"/>
    </style:style>
    <style:style style:name="Tableau1.D" style:family="table-column">
      <style:table-column-properties style:column-width="4.404cm" style:rel-column-width="24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3.903cm" style:rel-column-width="2213*"/>
    </style:style>
    <style:style style:name="Tableau2.B" style:family="table-column">
      <style:table-column-properties style:column-width="2.094cm" style:rel-column-width="1187*"/>
    </style:style>
    <style:style style:name="Tableau2.C" style:family="table-column">
      <style:table-column-properties style:column-width="2.007cm" style:rel-column-width="1138*"/>
    </style:style>
    <style:style style:name="Tableau2.D" style:family="table-column">
      <style:table-column-properties style:column-width="1.896cm" style:rel-column-width="1075*"/>
    </style:style>
    <style:style style:name="Tableau2.F" style:family="table-column">
      <style:table-column-properties style:column-width="2.096cm" style:rel-column-width="1188*"/>
    </style:style>
    <style:style style:name="Tableau2.G" style:family="table-column">
      <style:table-column-properties style:column-width="1.912cm" style:rel-column-width="108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aragraphe_20_de_20_liste">
      <style:paragraph-properties fo:margin-left="0cm" fo:margin-right="0cm" fo:text-indent="0cm" style:auto-text-indent="false"/>
    </style:style>
    <style:style style:name="P2" style:family="paragraph" style:parent-style-name="Paragraphe_20_de_20_liste">
      <style:paragraph-properties fo:margin-left="0cm" fo:margin-right="0cm" fo:text-indent="0cm" style:auto-text-indent="false"/>
      <style:text-properties fo:font-size="12pt" fo:font-weight="bold" officeooo:rsid="001454c7" officeooo:paragraph-rsid="001454c7" style:font-size-asian="12pt" style:font-weight-asian="bold" style:font-size-complex="12pt"/>
    </style:style>
    <style:style style:name="P3" style:family="paragraph" style:parent-style-name="Paragraphe_20_de_20_liste">
      <style:paragraph-properties fo:margin-left="0cm" fo:margin-right="0cm" fo:text-indent="0cm" style:auto-text-indent="false"/>
      <style:text-properties fo:font-size="4pt" fo:language="none" fo:country="none" style:font-size-asian="4pt" style:language-asian="none" style:country-asian="none" style:font-size-complex="4pt"/>
    </style:style>
    <style:style style:name="P4" style:family="paragraph" style:parent-style-name="Paragraphe_20_de_20_liste">
      <style:paragraph-properties fo:margin-left="0cm" fo:margin-right="0cm" fo:text-indent="0cm" style:auto-text-indent="false"/>
      <style:text-properties fo:font-size="8pt" fo:font-weight="bold" style:font-size-asian="8pt" style:font-weight-asian="bold" style:font-size-complex="8pt"/>
    </style:style>
    <style:style style:name="P5" style:family="paragraph" style:parent-style-name="Paragraphe_20_de_20_liste">
      <style:paragraph-properties fo:margin-left="0cm" fo:margin-right="0cm" fo:text-indent="0cm" style:auto-text-indent="false"/>
      <style:text-properties officeooo:rsid="001454c7" officeooo:paragraph-rsid="001454c7"/>
    </style:style>
    <style:style style:name="P6" style:family="paragraph" style:parent-style-name="Paragraphe_20_de_20_liste">
      <style:paragraph-properties fo:margin-left="0cm" fo:margin-right="0cm" fo:text-indent="0cm" style:auto-text-indent="false"/>
      <style:text-properties officeooo:rsid="0016f3bb" officeooo:paragraph-rsid="0016f3bb"/>
    </style:style>
    <style:style style:name="P7" style:family="paragraph" style:parent-style-name="Paragraphe_20_de_20_liste">
      <style:paragraph-properties fo:margin-left="2.54cm" fo:margin-right="0cm" fo:text-indent="0cm" style:auto-text-indent="false"/>
    </style:style>
    <style:style style:name="P8" style:family="paragraph" style:parent-style-name="Paragraphe_20_de_20_liste">
      <style:paragraph-properties fo:margin-left="2.54cm" fo:margin-right="0cm" fo:text-indent="0cm" style:auto-text-indent="false"/>
      <style:text-properties fo:font-size="4pt" fo:language="none" fo:country="none" style:font-size-asian="4pt" style:language-asian="none" style:country-asian="none" style:font-size-complex="4pt"/>
    </style:style>
    <style:style style:name="P9" style:family="paragraph" style:parent-style-name="Paragraphe_20_de_20_liste">
      <style:paragraph-properties fo:margin-left="0cm" fo:margin-right="0cm" fo:text-indent="0cm" style:auto-text-indent="false"/>
      <style:text-properties fo:language="none" fo:country="none" officeooo:rsid="001642ea" officeooo:paragraph-rsid="001642ea" style:language-asian="none" style:country-asian="none"/>
    </style:style>
    <style:style style:name="P10" style:family="paragraph" style:parent-style-name="Paragraphe_20_de_20_liste">
      <style:paragraph-properties fo:margin-left="0cm" fo:margin-right="0cm" fo:text-indent="0cm" style:auto-text-indent="false"/>
      <style:text-properties fo:language="none" fo:country="none" officeooo:paragraph-rsid="0016ced5" style:language-asian="none" style:country-asian="none"/>
    </style:style>
    <style:style style:name="P11" style:family="paragraph" style:parent-style-name="Paragraphe_20_de_20_liste">
      <style:paragraph-properties fo:margin-left="0cm" fo:margin-right="0cm" fo:text-indent="0cm" style:auto-text-indent="false"/>
      <style:text-properties fo:language="none" fo:country="none" officeooo:rsid="0016f3bb" officeooo:paragraph-rsid="00181b83" style:language-asian="none" style:country-asian="none"/>
    </style:style>
    <style:style style:name="P12" style:family="paragraph" style:parent-style-name="Paragraphe_20_de_20_liste">
      <style:paragraph-properties fo:margin-left="0cm" fo:margin-right="0cm" fo:text-indent="0cm" style:auto-text-indent="false"/>
      <style:text-properties officeooo:rsid="0016ced5" officeooo:paragraph-rsid="0016ced5"/>
    </style:style>
    <style:style style:name="P13" style:family="paragraph" style:parent-style-name="Paragraphe_20_de_20_liste">
      <style:paragraph-properties fo:margin-left="0cm" fo:margin-right="0cm" fo:text-indent="0cm" style:auto-text-indent="false"/>
      <style:text-properties officeooo:rsid="0016f3bb" officeooo:paragraph-rsid="0016f3bb"/>
    </style:style>
    <style:style style:name="P14" style:family="paragraph" style:parent-style-name="Paragraphe_20_de_20_liste">
      <style:paragraph-properties fo:margin-left="0cm" fo:margin-right="0cm" fo:text-indent="0cm" style:auto-text-indent="false"/>
      <style:text-properties fo:font-size="11pt" fo:language="none" fo:country="none" fo:font-weight="normal" officeooo:rsid="00181b83" officeooo:paragraph-rsid="00181b83" style:font-size-asian="9.60000038146973pt" style:language-asian="none" style:country-asian="none" style:font-weight-asian="normal" style:font-size-complex="11pt" style:font-weight-complex="normal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fo:font-size="11pt" fo:language="none" fo:country="none" fo:font-weight="normal" officeooo:rsid="0016ced5" officeooo:paragraph-rsid="00181b83" style:font-size-asian="9.60000038146973pt" style:language-asian="none" style:country-asian="none" style:font-weight-asian="normal" style:font-size-complex="11pt" style:font-weight-complex="normal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fo:font-size="11pt" fo:language="none" fo:country="none" fo:font-weight="normal" officeooo:rsid="0016ced5" officeooo:paragraph-rsid="0018aa07" style:font-size-asian="9.60000038146973pt" style:language-asian="none" style:country-asian="none" style:font-weight-asian="normal" style:font-size-complex="11pt" style:font-weight-complex="normal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fo:font-size="11pt" fo:language="none" fo:country="none" fo:font-weight="normal" officeooo:rsid="0018aa07" officeooo:paragraph-rsid="0018aa07" style:font-size-asian="9.60000038146973pt" style:language-asian="none" style:country-asian="none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1pt" fo:language="fr" fo:country="FR" style:text-underline-style="solid" style:text-underline-width="auto" style:text-underline-color="font-color" fo:font-weight="bold" officeooo:rsid="001454c7" officeooo:paragraph-rsid="001454c7" style:font-name-asian="Calibri" style:font-size-asian="11pt" style:font-weight-asian="bold" style:font-name-complex="Times New Roman" style:font-size-complex="11pt" style:language-complex="ar" style:country-complex="SA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Table_20_Contents">
      <style:text-properties officeooo:rsid="001454c7" officeooo:paragraph-rsid="001454c7"/>
    </style:style>
    <style:style style:name="P22" style:family="paragraph" style:parent-style-name="Table_20_Contents">
      <style:text-properties officeooo:rsid="0015ad0f" officeooo:paragraph-rsid="0015ad0f"/>
    </style:style>
    <style:style style:name="P23" style:family="paragraph" style:parent-style-name="Table_20_Contents">
      <style:text-properties fo:font-weight="bold" officeooo:rsid="001454c7" officeooo:paragraph-rsid="001454c7" style:font-weight-asian="bold" style:font-weight-complex="bold"/>
    </style:style>
    <style:style style:name="P24" style:family="paragraph" style:parent-style-name="Table_20_Contents">
      <style:text-properties fo:font-weight="bold" officeooo:rsid="001454c7" officeooo:paragraph-rsid="001642ea" style:font-weight-asian="bold" style:font-weight-complex="bold"/>
    </style:style>
    <style:style style:name="P25" style:family="paragraph" style:parent-style-name="Table_20_Contents">
      <style:text-properties fo:font-weight="bold" officeooo:rsid="001642ea" officeooo:paragraph-rsid="001642ea" style:font-weight-asian="bold" style:font-weight-complex="bold"/>
    </style:style>
    <style:style style:name="P26" style:family="paragraph" style:parent-style-name="Table_20_Contents">
      <style:text-properties officeooo:rsid="001642ea" officeooo:paragraph-rsid="001642e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6ced5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81b83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style:font-name="Calibri" fo:font-size="11pt" fo:language="fr" fo:country="FR" officeooo:rsid="001454c7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officeooo:rsid="0015ad0f"/>
    </style:style>
    <style:style style:name="T7" style:family="text">
      <style:text-properties officeooo:rsid="001642ea"/>
    </style:style>
    <style:style style:name="T8" style:family="text">
      <style:text-properties officeooo:rsid="0016ced5"/>
    </style:style>
    <style:style style:name="T9" style:family="text">
      <style:text-properties officeooo:rsid="0016f3bb"/>
    </style:style>
    <style:style style:name="T10" style:family="text">
      <style:text-properties officeooo:rsid="00181b83"/>
    </style:style>
    <style:style style:name="T11" style:family="text">
      <style:text-properties officeooo:rsid="0018aa07"/>
    </style:style>
    <style:style style:name="T12" style:family="text">
      <style:text-properties officeooo:rsid="001a8da2"/>
    </style:style>
    <style:style style:name="T13" style:family="text">
      <style:text-properties officeooo:rsid="001b2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N7_SN_1A</text:span></text:p>
      <text:p text:style-name="P18"><text:span text:style-name="T2">Architecture des ordinateurs - Semestre 6</text:span></text:p>
      <text:p text:style-name="P19">Examen <text:span text:style-name="T13">2021 </text:span>corrigé</text:p>
      <text:p text:style-name="P18"/>
      <text:p text:style-name="P2">Exercice 1 : 7 points</text:p>
      <text:p text:style-name="P4"/>
      <text:p text:style-name="P1"><text:span text:style-name="T5">Load <text:s/>[%rad1+%rad2], [%rad3]</text:span> </text:p>
      <text:p text:style-name="P1"/>
      <text:p text:style-name="P5">code instruction : 1011 <text:s text:c="2"/>rad3(4) <text:s/>rad1(4) <text:s text:c="2"/>rad2(4) <text:s/>... 16 bits libres</text:p>
      <text:p text:style-name="P5"/>
      <text:p text:style-name="P6">3 étapes nécessaires :</text:p>
      <text:p text:style-name="P6">- calcul de l’adresse rad1+rad2</text:p>
      <text:p text:style-name="P6">- lecture mémoire à cette adresse</text:p>
      <text:p text:style-name="P6">- écriture en mémoire à l’adress contenu dans rad3</text:p>
      <text:p text:style-name="P1"/>
      <text:p text:style-name="P5">1- graphe ou table des transition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482770642592">
          <table:table-cell table:style-name="Tableau1.A1" office:value-type="string">
            <text:p text:style-name="P23">Transition</text:p>
          </table:table-cell>
          <table:table-cell table:style-name="Tableau1.A1" office:value-type="string">
            <text:p text:style-name="P23">Condition</text:p>
          </table:table-cell>
          <table:table-cell table:style-name="Tableau1.A1" office:value-type="string">
            <text:p text:style-name="P23">actions</text:p>
          </table:table-cell>
          <table:table-cell table:style-name="Tableau1.D1" office:value-type="string">
            <text:p text:style-name="P23">Commentaire</text:p>
          </table:table-cell>
        </table:table-row>
        <table:table-row table:style-name="TableLine482770642592">
          <table:table-cell table:style-name="Tableau1.A2" office:value-type="string">
            <text:p text:style-name="P21">Decode → Adr_source</text:p>
          </table:table-cell>
          <table:table-cell table:style-name="Tableau1.A2" office:value-type="string">
            <text:p text:style-name="P21">ir[31]*/ir[30]*ir[29]*ir[28<text:span text:style-name="T6">]</text:span></text:p>
          </table:table-cell>
          <table:table-cell table:style-name="Tableau1.A2" office:value-type="string">
            <text:p text:style-name="P21">R<text:span text:style-name="T7">1</text:span>1 ← rad1 + rad2</text:p>
          </table:table-cell>
          <table:table-cell table:style-name="Tableau1.D2" office:value-type="string">
            <text:p text:style-name="P21">Calcul de l’adresse source</text:p>
          </table:table-cell>
        </table:table-row>
        <table:table-row table:style-name="TableLine482770642592">
          <table:table-cell table:style-name="Tableau1.A2" office:value-type="string">
            <text:p text:style-name="P22">Adr_source → Lecture</text:p>
          </table:table-cell>
          <table:table-cell table:style-name="Tableau1.A2" office:value-type="string">
            <text:p text:style-name="P22">1 (sans condition)</text:p>
          </table:table-cell>
          <table:table-cell table:style-name="Tableau1.A2" office:value-type="string">
            <text:p text:style-name="P22">R<text:span text:style-name="T7">1</text:span>2 ← [R<text:span text:style-name="T7">1</text:span>1]</text:p>
          </table:table-cell>
          <table:table-cell table:style-name="Tableau1.D2" office:value-type="string">
            <text:p text:style-name="P22">Lecture en mémoire à l’adresse contenue dans R21</text:p>
          </table:table-cell>
        </table:table-row>
        <table:table-row table:style-name="TableLine482770642592">
          <table:table-cell table:style-name="Tableau1.A2" office:value-type="string">
            <text:p text:style-name="P22">Lecture → pcplus1</text:p>
          </table:table-cell>
          <table:table-cell table:style-name="Tableau1.A2" office:value-type="string">
            <text:p text:style-name="P22">1 (sans condition)</text:p>
          </table:table-cell>
          <table:table-cell table:style-name="Tableau1.A2" office:value-type="string">
            <text:p text:style-name="P22">[rad3] ← R<text:span text:style-name="T7">1</text:span>2</text:p>
          </table:table-cell>
          <table:table-cell table:style-name="Tableau1.D2" office:value-type="string">
            <text:p text:style-name="P22">Ecriture en mémoire à l’adresse contenue dans rad3</text:p>
          </table:table-cell>
        </table:table-row>
      </table:table>
      <text:p text:style-name="P5"/>
      <text:p text:style-name="P3"/>
      <text:p text:style-name="P8"/>
      <text:p text:style-name="P9">2- Microcommand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F"/>
        <table:table-column table:style-name="Tableau2.G"/>
        <table:table-row table:style-name="TableLine482474026736">
          <table:table-cell table:style-name="Tableau2.A1" office:value-type="string">
            <text:p text:style-name="P24">Transition</text:p>
          </table:table-cell>
          <table:table-cell table:style-name="Tableau2.A1" office:value-type="string">
            <text:p text:style-name="P25">Areg</text:p>
          </table:table-cell>
          <table:table-cell table:style-name="Tableau2.A1" office:value-type="string">
            <text:p text:style-name="P25">Breg</text:p>
          </table:table-cell>
          <table:table-cell table:style-name="Tableau2.A1" office:value-type="string">
            <text:p text:style-name="P25">Dreg</text:p>
          </table:table-cell>
          <table:table-cell table:style-name="Tableau2.A1" office:value-type="string">
            <text:p text:style-name="P25">UalCmd</text:p>
          </table:table-cell>
          <table:table-cell table:style-name="Tableau2.A1" office:value-type="string">
            <text:p text:style-name="P25">DbusIn</text:p>
          </table:table-cell>
          <table:table-cell table:style-name="Tableau2.G1" office:value-type="string">
            <text:p text:style-name="P25">write</text:p>
          </table:table-cell>
        </table:table-row>
        <table:table-row table:style-name="TableLine482474026736">
          <table:table-cell table:style-name="Tableau2.A2" office:value-type="string">
            <text:p text:style-name="P21">Decode → Adr_source</text:p>
          </table:table-cell>
          <table:table-cell table:style-name="Tableau2.A2" office:value-type="string">
            <text:p text:style-name="P26">Ir[23,,20]</text:p>
          </table:table-cell>
          <table:table-cell table:style-name="Tableau2.A2" office:value-type="string">
            <text:p text:style-name="P26">Ir[19..16]</text:p>
          </table:table-cell>
          <table:table-cell table:style-name="Tableau2.A2" office:value-type="string">
            <text:p text:style-name="P26">1011</text:p>
          </table:table-cell>
          <table:table-cell table:style-name="Tableau2.A2" office:value-type="string">
            <text:p text:style-name="P26">0000</text:p>
          </table:table-cell>
          <table:table-cell table:style-name="Tableau2.A2" office:value-type="string">
            <text:p text:style-name="P26">01</text:p>
          </table:table-cell>
          <table:table-cell table:style-name="Tableau2.G2" office:value-type="string">
            <text:p text:style-name="P26">0</text:p>
          </table:table-cell>
        </table:table-row>
        <table:table-row table:style-name="TableLine482474026736">
          <table:table-cell table:style-name="Tableau2.A2" office:value-type="string">
            <text:p text:style-name="P22">Adr_source → Lecture</text:p>
          </table:table-cell>
          <table:table-cell table:style-name="Tableau2.A2" office:value-type="string">
            <text:p text:style-name="P26">1011</text:p>
          </table:table-cell>
          <table:table-cell table:style-name="Tableau2.A2" office:value-type="string">
            <text:p text:style-name="P26">0000</text:p>
          </table:table-cell>
          <table:table-cell table:style-name="Tableau2.A2" office:value-type="string">
            <text:p text:style-name="P26">1100</text:p>
          </table:table-cell>
          <table:table-cell table:style-name="Tableau2.A2" office:value-type="string">
            <text:p text:style-name="P26">0000</text:p>
          </table:table-cell>
          <table:table-cell table:style-name="Tableau2.A2" office:value-type="string">
            <text:p text:style-name="P26">10</text:p>
          </table:table-cell>
          <table:table-cell table:style-name="Tableau2.G2" office:value-type="string">
            <text:p text:style-name="P26">0</text:p>
          </table:table-cell>
        </table:table-row>
        <table:table-row table:style-name="TableLine482474026736">
          <table:table-cell table:style-name="Tableau2.A2" office:value-type="string">
            <text:p text:style-name="P22">Lecture → pcplus1</text:p>
          </table:table-cell>
          <table:table-cell table:style-name="Tableau2.A2" office:value-type="string">
            <text:p text:style-name="P26">Ir[27..24]</text:p>
          </table:table-cell>
          <table:table-cell table:style-name="Tableau2.A2" office:value-type="string">
            <text:p text:style-name="P26">1100</text:p>
          </table:table-cell>
          <table:table-cell table:style-name="Tableau2.A2" office:value-type="string">
            <text:p text:style-name="P26">0000</text:p>
          </table:table-cell>
          <table:table-cell table:style-name="Tableau2.A2" office:value-type="string">
            <text:p text:style-name="P26">0000</text:p>
          </table:table-cell>
          <table:table-cell table:style-name="Tableau2.A2" office:value-type="string">
            <text:p text:style-name="P26">11</text:p>
          </table:table-cell>
          <table:table-cell table:style-name="Tableau2.G2" office:value-type="string">
            <text:p text:style-name="P26">1</text:p>
          </table:table-cell>
        </table:table-row>
      </table:table>
      <text:p text:style-name="P9"/>
      <text:p text:style-name="P10"><text:soft-page-break/><text:span text:style-name="T3">Exercice 2 : 6 points</text:span></text:p>
      <text:p text:style-name="P7"/>
      <text:p text:style-name="P12">1- sous programme « coder » </text:p>
      <text:p text:style-name="P12">// code un tableau T en utilisant un tableau de codage C : T[i] ← T[C[i]]</text:p>
      <text:p text:style-name="P12">// IN : r1 = adresse de T, r2 = nombre d’élément de T, r3 = adresse de <text:span text:style-name="T9">C</text:span></text:p>
      <text:p text:style-name="P12"/>
      <text:p text:style-name="P12">coder :<text:tab/><text:tab/>push<text:tab/>%r4<text:tab/><text:tab/>// sauvegarde des registres modifiés</text:p>
      <text:p text:style-name="P12"><text:tab/><text:tab/>push<text:tab/>%r5</text:p>
      <text:p text:style-name="P12"><text:tab/><text:tab/>push<text:tab/>%r6<text:tab/><text:tab/></text:p>
      <text:p text:style-name="P12"><text:tab/><text:tab/>clr<text:tab/>%r4<text:tab/><text:tab/>// indice de boucle</text:p>
      <text:p text:style-name="P12">bpcoder :<text:tab/>cmp<text:tab/>%r4,%r2</text:p>
      <text:p text:style-name="P12"><text:tab/><text:tab/>bgeu<text:tab/>fincoder<text:tab/>// fin de T atteinte</text:p>
      <text:p text:style-name="P12"><text:tab/><text:tab/>ld <text:tab/>[%r1 + %r4], %r5<text:tab/>// T[i]</text:p>
      <text:p text:style-name="P12"><text:tab/><text:tab/>ld <text:tab/>[%r3 +% r5],%r6<text:tab/>// C[T[i]]</text:p>
      <text:p text:style-name="P12"><text:tab/><text:tab/>st <text:tab/>%r6, [%r1 +%r4]</text:p>
      <text:p text:style-name="P12"><text:tab/><text:tab/>inc <text:tab/>%r4</text:p>
      <text:p text:style-name="P12"><text:tab/><text:tab/>ba<text:tab/>bpcoder</text:p>
      <text:p text:style-name="P12">fincoder :<text:tab/>pop<text:tab/>%r6<text:tab/><text:tab/>// récupération des registres sauvegardés</text:p>
      <text:p text:style-name="P12"><text:tab/><text:tab/>pop<text:tab/>%r5</text:p>
      <text:p text:style-name="P12"><text:tab/><text:tab/>pop<text:tab/>%r4 </text:p>
      <text:p text:style-name="P12"><text:tab/><text:tab/>ret</text:p>
      <text:p text:style-name="P12"/>
      <text:p text:style-name="P12">2- programme de test</text:p>
      <text:p text:style-name="P12">PILE = 0x100</text:p>
      <text:p text:style-name="P6">M = 6</text:p>
      <text:p text:style-name="P6"/>
      <text:p text:style-name="P6">test_coder :<text:tab/>set <text:tab/>PILE, %sp</text:p>
      <text:p text:style-name="P6"><text:tab/><text:tab/>set<text:tab/>T, %r1</text:p>
      <text:p text:style-name="P6"><text:tab/><text:tab/>set<text:tab/>M, %r2</text:p>
      <text:p text:style-name="P6"><text:tab/><text:tab/>set <text:tab/>C, %r3</text:p>
      <text:p text:style-name="P6"><text:tab/><text:tab/>call<text:tab/>coder</text:p>
      <text:p text:style-name="P6">stop :<text:tab/><text:tab/>ba<text:tab/>stop</text:p>
      <text:p text:style-name="P6"/>
      <text:p text:style-name="P6">T :<text:tab/><text:tab/>.word<text:tab/>5, 9, 3, 11, 7, 3</text:p>
      <text:p text:style-name="P6">C :<text:tab/><text:tab/>.woed<text:tab/>2, 4, 6, 8, 10, 12, 1, 3, 5, 7, 9, 11, 0</text:p>
      <text:p text:style-name="P6"/>
      <text:p text:style-name="P11"><text:span text:style-name="T3">Exercice </text:span><text:span text:style-name="T4">3</text:span><text:span text:style-name="T3"> : </text:span><text:span text:style-name="T4">7</text:span><text:span text:style-name="T3"> points</text:span></text:p>
      <text:p text:style-name="P11"><text:span text:style-name="T3"/></text:p>
      <text:p text:style-name="P14">PILE = 0x100</text:p>
      <text:p text:style-name="P14">LEDS = 0xB0000000</text:p>
      <text:p text:style-name="P14">SWITCHES = 0x90000000</text:p>
      <text:p text:style-name="P14"/>
      <text:p text:style-name="P14">// choix simple :</text:p>
      <text:p text:style-name="P14">// x dans r9, p dans r10 </text:p>
      <text:p text:style-name="P14"/>
      <text:p text:style-name="P14"><text:soft-page-break/><text:tab/><text:tab/>ba<text:tab/>principal<text:tab/>// une seul<text:span text:style-name="T12">e</text:span> instruction est possible avant le handler</text:p>
      <text:p text:style-name="P14"><text:tab/><text:tab/><text:tab/><text:tab/><text:tab/>// qui doit être à l’adresse 1</text:p>
      <text:p text:style-name="P14"/>
      <text:p text:style-name="P14">handler :<text:tab/><text:span text:style-name="T8">push<text:tab/>%r</text:span>1<text:span text:style-name="T8"><text:tab/><text:tab/>// sauvegarde des registres modifiés</text:span></text:p>
      <text:p text:style-name="P15"><text:tab/><text:tab/>push<text:tab/>%r<text:span text:style-name="T10">2</text:span></text:p>
      <text:p text:style-name="P15"><text:tab/><text:tab/><text:span text:style-name="T10">set<text:tab/>LEDS, %r1</text:span></text:p>
      <text:p text:style-name="P15"><text:tab/><text:tab/><text:span text:style-name="T10">st<text:tab/>%r9, [%r1]<text:tab/>// affichage de x</text:span></text:p>
      <text:p text:style-name="P15"><text:tab/><text:tab/><text:span text:style-name="T10">set<text:tab/>SWITCHES, %r1</text:span></text:p>
      <text:p text:style-name="P15"><text:tab/><text:tab/><text:span text:style-name="T10">ld<text:tab/>[%r1], %r2<text:tab/>// lecture des switches</text:span></text:p>
      <text:p text:style-name="P15"><text:tab/><text:tab/><text:span text:style-name="T10">and<text:tab/>0xF, %r2, %r10<text:tab/>// mise à jour de p (les 4 bits de faible poids) </text:span></text:p>
      <text:p text:style-name="P15"><text:tab/><text:tab/><text:span text:style-name="T10">pop<text:tab/>%r2</text:span></text:p>
      <text:p text:style-name="P15"><text:tab/><text:tab/><text:span text:style-name="T10">pop<text:tab/>%r1</text:span></text:p>
      <text:p text:style-name="P15"><text:tab/><text:tab/><text:span text:style-name="T10">reti</text:span></text:p>
      <text:p text:style-name="P15"/>
      <text:p text:style-name="P17">principal :<text:tab/>set <text:tab/>PILE,%sp</text:p>
      <text:p text:style-name="P17"><text:tab/><text:tab/>clr<text:tab/>%r9<text:tab/><text:tab/>// initialisation de x </text:p>
      <text:p text:style-name="P17"><text:tab/><text:tab/><text:span text:style-name="T10">set<text:tab/>SWITCHES, %r1</text:span></text:p>
      <text:p text:style-name="P16"><text:tab/><text:tab/><text:span text:style-name="T10">ld<text:tab/>[%r1], %r2<text:tab/>// lecture des switches</text:span></text:p>
      <text:p text:style-name="P16"><text:tab/><text:tab/><text:span text:style-name="T10">and<text:tab/>0xF, %r2, %r10<text:tab/>// </text:span><text:span text:style-name="T11">initialisation </text:span><text:span text:style-name="T10">de p (les 4 bits de faible poids)</text:span></text:p>
      <text:p text:style-name="P17">bouclep :<text:tab/>call <text:tab/>sleep_1s</text:p>
      <text:p text:style-name="P17"><text:tab/><text:tab/>add<text:tab/>%r10, %r9, %r9<text:tab/>// x ← p + x</text:p>
      <text:p text:style-name="P17"><text:tab/><text:tab/>ba<text:tab/>bouclep</text:p>
      <text:p text:style-name="P17"/>
      <text:p text:style-name="P17">sleep_1s :<text:tab/><text:span text:style-name="T8">push<text:tab/>%r</text:span><text:span text:style-name="T10">1<text:tab/><text:tab/>// </text:span>solution avec une dizaine de nop acceptée</text:p>
      <text:p text:style-name="P17"><text:tab/><text:tab/>set<text:tab/>10,%r1</text:p>
      <text:p text:style-name="P17">boucles :<text:tab/>deccc<text:tab/>%r1<text:tab/><text:tab/>// boucle avec 10 passages</text:p>
      <text:p text:style-name="P17"><text:tab/><text:tab/>bne<text:tab/>boucles</text:p>
      <text:p text:style-name="P17"><text:tab/><text:tab/>pop<text:tab/>%r1</text:p>
      <text:p text:style-name="P17"><text:tab/><text:tab/>re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9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/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fo:color="#c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1pt" style:font-size-asian="11pt" style:font-size-complex="11pt"/>
    </style:style>
    <style:style style:name="Pied_20_de_20_page_20_Car" style:display-name="Pied de page Car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0z1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1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1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3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3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3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3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3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3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3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3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38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arlie-adm</meta:initial-creator>
    <meta:creation-date>2021-01-28T11:10:00</meta:creation-date>
    <dc:date>2021-06-09T15:59:48.100000000</dc:date>
    <meta:editing-cycles>13</meta:editing-cycles>
    <meta:editing-duration>PT1H35M46S</meta:editing-duration>
    <meta:generator>LibreOffice/7.0.6.2$Windows_X86_64 LibreOffice_project/144abb84a525d8e30c9dbbefa69cbbf2d8d4ae3b</meta:generator>
    <meta:document-statistic meta:table-count="2" meta:image-count="0" meta:object-count="0" meta:page-count="3" meta:paragraph-count="118" meta:word-count="485" meta:character-count="2516" meta:non-whitespace-character-count="2037"/>
  </office:meta>
</office:document-meta>
</file>